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P1" style:family="paragraph" style:parent-style-name="Footer">
      <style:paragraph-properties fo:text-align="center" style:justify-single-word="false"/>
    </style:style>
    <style:style style:name="P2" style:family="paragraph" style:parent-style-name="Standard">
      <style:text-properties style:font-name="Arial2" officeooo:rsid="00157a86" officeooo:paragraph-rsid="00157a86"/>
    </style:style>
    <style:style style:name="P3" style:family="paragraph" style:parent-style-name="Standard">
      <style:text-properties style:font-name="Arial2" officeooo:rsid="00157a86" officeooo:paragraph-rsid="0016cdae"/>
    </style:style>
    <style:style style:name="P4" style:family="paragraph" style:parent-style-name="Standard">
      <style:text-properties style:font-name="Arial2" officeooo:rsid="00157a86" officeooo:paragraph-rsid="0018bc0d"/>
    </style:style>
    <style:style style:name="P5" style:family="paragraph" style:parent-style-name="Standard">
      <style:text-properties style:font-name="Arial2" fo:font-weight="bold" officeooo:rsid="00157a86" officeooo:paragraph-rsid="00157a86" style:font-weight-asian="bold" style:font-weight-complex="bold"/>
    </style:style>
    <style:style style:name="P6" style:family="paragraph" style:parent-style-name="Standard">
      <style:text-properties style:font-name="Arial2" fo:font-style="italic" officeooo:rsid="00157a86" officeooo:paragraph-rsid="00157a86" style:font-style-asian="italic" style:font-style-complex="italic"/>
    </style:style>
    <style:style style:name="P7" style:family="paragraph" style:parent-style-name="Standard">
      <style:text-properties fo:color="#336699" style:font-name="Ubuntu" fo:font-size="11pt" fo:font-weight="bold" officeooo:rsid="00157a86" officeooo:paragraph-rsid="00157a86" style:font-size-asian="9.60000038146973pt" style:font-weight-asian="bold" style:font-size-complex="11pt" style:font-weight-complex="bold"/>
    </style:style>
    <style:style style:name="P8" style:family="paragraph" style:parent-style-name="Standard">
      <style:text-properties fo:color="#336699" style:font-name="Sawasdee" fo:font-size="16pt" fo:font-weight="bold" officeooo:rsid="00157a86" officeooo:paragraph-rsid="00157a86" style:font-size-asian="16pt" style:font-weight-asian="bold" style:font-size-complex="16pt" style:font-weight-complex="bold"/>
    </style:style>
    <style:style style:name="P9" style:family="paragraph" style:parent-style-name="Standard">
      <style:paragraph-properties fo:text-align="end" style:justify-single-word="false"/>
    </style:style>
    <style:style style:name="P10" style:family="paragraph" style:parent-style-name="Standard">
      <style:text-properties style:font-name="Arial" fo:font-size="11pt" fo:font-style="normal" fo:font-weight="normal" style:font-size-asian="11pt" style:font-style-asian="normal" style:font-weight-asian="normal"/>
    </style:style>
    <style:style style:name="P11" style:family="paragraph" style:parent-style-name="Standard">
      <style:paragraph-properties fo:text-align="end" style:justify-single-word="false"/>
      <style:text-properties style:font-name="Arial" fo:font-size="10pt" fo:font-style="normal" fo:font-weight="normal" style:font-size-asian="10pt" style:font-style-asian="normal" style:font-weight-asian="normal"/>
    </style:style>
    <style:style style:name="P12" style:family="paragraph" style:parent-style-name="Footnote">
      <style:paragraph-properties fo:margin-left="0cm" fo:margin-right="0cm" fo:text-indent="0cm" style:auto-text-indent="false"/>
      <style:text-properties officeooo:rsid="0016cdae" officeooo:paragraph-rsid="0016cdae"/>
    </style:style>
    <style:style style:name="P13" style:family="paragraph" style:parent-style-name="Standard" style:list-style-name="L1">
      <style:text-properties style:font-name="Arial2" officeooo:rsid="00157a86" officeooo:paragraph-rsid="00157a86"/>
    </style:style>
    <style:style style:name="P14" style:family="paragraph" style:parent-style-name="Standard" style:list-style-name="L3">
      <style:text-properties style:font-name="Arial2" officeooo:rsid="00157a86" officeooo:paragraph-rsid="00157a86"/>
    </style:style>
    <style:style style:name="P15" style:family="paragraph" style:parent-style-name="Standard" style:list-style-name="L3">
      <style:text-properties style:font-name="Arial2" officeooo:rsid="00157a86" officeooo:paragraph-rsid="00203183"/>
    </style:style>
    <style:style style:name="P16" style:family="paragraph" style:parent-style-name="Standard" style:list-style-name="L3">
      <style:text-properties style:font-name="Arial2" officeooo:rsid="00157a86" officeooo:paragraph-rsid="00353fa4"/>
    </style:style>
    <style:style style:name="P17" style:family="paragraph" style:parent-style-name="Standard" style:list-style-name="L4">
      <style:text-properties style:font-name="Arial2" officeooo:rsid="00157a86" officeooo:paragraph-rsid="0028cb95"/>
    </style:style>
    <style:style style:name="P18" style:family="paragraph" style:parent-style-name="Standard" style:list-style-name="L4">
      <style:text-properties style:font-name="Arial2" officeooo:rsid="00157a86" officeooo:paragraph-rsid="00157a86"/>
    </style:style>
    <style:style style:name="P19" style:family="paragraph" style:parent-style-name="Standard" style:list-style-name="L4">
      <style:text-properties style:font-name="Arial2" officeooo:rsid="00157a86" officeooo:paragraph-rsid="001be0e3"/>
    </style:style>
    <style:style style:name="P20" style:family="paragraph" style:parent-style-name="Standard" style:list-style-name="L5">
      <style:text-properties style:font-name="Arial2" officeooo:rsid="00157a86" officeooo:paragraph-rsid="00418945"/>
    </style:style>
    <style:style style:name="P21" style:family="paragraph" style:parent-style-name="Standard" style:list-style-name="L5">
      <style:text-properties style:font-name="Arial2" officeooo:rsid="00157a86" officeooo:paragraph-rsid="00157a86"/>
    </style:style>
    <style:style style:name="P22" style:family="paragraph" style:parent-style-name="Standard" style:list-style-name="L6">
      <style:text-properties style:font-name="Arial2" officeooo:rsid="00157a86" officeooo:paragraph-rsid="00157a86"/>
    </style:style>
    <style:style style:name="P23" style:family="paragraph" style:parent-style-name="Standard" style:list-style-name="L7">
      <style:paragraph-properties fo:text-align="start" style:justify-single-word="false"/>
      <style:text-properties style:font-name="Arial2" officeooo:rsid="00157a86" officeooo:paragraph-rsid="00157a86"/>
    </style:style>
    <style:style style:name="P24" style:family="paragraph" style:parent-style-name="Standard" style:list-style-name="L8">
      <style:text-properties style:font-name="Arial2" officeooo:rsid="00157a86" officeooo:paragraph-rsid="00157a86"/>
    </style:style>
    <style:style style:name="P25" style:family="paragraph" style:parent-style-name="Standard" style:list-style-name="L8">
      <style:text-properties style:font-name="Arial2" officeooo:rsid="00157a86" officeooo:paragraph-rsid="00254dee"/>
    </style:style>
    <style:style style:name="P26" style:family="paragraph" style:parent-style-name="Standard" style:list-style-name="L8">
      <style:text-properties style:font-name="Arial2" officeooo:rsid="00157a86" officeooo:paragraph-rsid="0035d26e"/>
    </style:style>
    <style:style style:name="P27" style:family="paragraph" style:parent-style-name="Standard" style:list-style-name="L8">
      <style:text-properties style:font-name="Arial2" officeooo:rsid="00157a86" officeooo:paragraph-rsid="00430031"/>
    </style:style>
    <style:style style:name="P28" style:family="paragraph" style:parent-style-name="Standard" style:list-style-name="L3">
      <style:text-properties style:font-name="Arial2" officeooo:rsid="003a4b4d" officeooo:paragraph-rsid="003a4b4d"/>
    </style:style>
    <style:style style:name="P29" style:family="paragraph" style:parent-style-name="Standard" style:list-style-name="L3">
      <style:text-properties style:font-name="Arial2" officeooo:rsid="0032f53f" officeooo:paragraph-rsid="00353fa4"/>
    </style:style>
    <style:style style:name="P30" style:family="paragraph" style:parent-style-name="Standard" style:list-style-name="L7">
      <style:paragraph-properties fo:text-align="start" style:justify-single-word="false"/>
      <style:text-properties style:font-name="Arial2" officeooo:rsid="0032f53f" officeooo:paragraph-rsid="0032f53f"/>
    </style:style>
    <style:style style:name="P31" style:family="paragraph" style:parent-style-name="Standard" style:list-style-name="L3">
      <style:text-properties style:font-name="Arial2" officeooo:rsid="00349096" officeooo:paragraph-rsid="00353fa4"/>
    </style:style>
    <style:style style:name="P32" style:family="paragraph" style:parent-style-name="Standard" style:list-style-name="L7">
      <style:paragraph-properties fo:text-align="start" style:justify-single-word="false"/>
      <style:text-properties style:font-name="Arial2" officeooo:rsid="003b5a37" officeooo:paragraph-rsid="003b5a37"/>
    </style:style>
    <style:style style:name="P33" style:family="paragraph" style:parent-style-name="Standard" style:list-style-name="L7">
      <style:paragraph-properties fo:text-align="start" style:justify-single-word="false"/>
      <style:text-properties style:font-name="Arial2" officeooo:rsid="00205805" officeooo:paragraph-rsid="00418945"/>
    </style:style>
    <style:style style:name="P34" style:family="paragraph" style:parent-style-name="Standard" style:list-style-name="L7">
      <style:paragraph-properties fo:text-align="start" style:justify-single-word="false"/>
      <style:text-properties style:font-name="Arial2" officeooo:rsid="00205805" officeooo:paragraph-rsid="00249045"/>
    </style:style>
    <style:style style:name="P35" style:family="paragraph" style:parent-style-name="Standard" style:list-style-name="L7">
      <style:paragraph-properties fo:text-align="start" style:justify-single-word="false"/>
      <style:text-properties style:font-name="Arial2" officeooo:rsid="00205805" officeooo:paragraph-rsid="00205805"/>
    </style:style>
    <style:style style:name="P36" style:family="paragraph" style:parent-style-name="Standard" style:list-style-name="L7">
      <style:paragraph-properties fo:text-align="start" style:justify-single-word="false"/>
      <style:text-properties style:font-name="Arial2" officeooo:rsid="002ab548" officeooo:paragraph-rsid="002ab548"/>
    </style:style>
    <style:style style:name="P37" style:family="paragraph" style:parent-style-name="Standard" style:list-style-name="L8">
      <style:text-properties style:font-name="Arial2" officeooo:rsid="00249045" officeooo:paragraph-rsid="00249045"/>
    </style:style>
    <style:style style:name="P38" style:family="paragraph" style:parent-style-name="Standard" style:list-style-name="L8">
      <style:text-properties style:font-name="Arial2" officeooo:rsid="0035d26e" officeooo:paragraph-rsid="0035d26e"/>
    </style:style>
    <style:style style:name="P39" style:family="paragraph" style:parent-style-name="Standard" style:list-style-name="L6">
      <style:text-properties style:font-name="Arial2" officeooo:rsid="00420da3" officeooo:paragraph-rsid="00420da3"/>
    </style:style>
    <style:style style:name="P40" style:family="paragraph" style:parent-style-name="Standard" style:list-style-name="L8">
      <style:text-properties style:font-name="Arial2" officeooo:rsid="00430031" officeooo:paragraph-rsid="00430031"/>
    </style:style>
    <style:style style:name="P41" style:family="paragraph" style:parent-style-name="Standard" style:list-style-name="L2"/>
    <style:style style:name="P42" style:family="paragraph" style:parent-style-name="Standard" style:list-style-name="L2">
      <style:text-properties officeooo:paragraph-rsid="002d2923"/>
    </style:style>
    <style:style style:name="P43" style:family="paragraph" style:parent-style-name="Standard" style:list-style-name="L2">
      <style:text-properties officeooo:rsid="002d2923" officeooo:paragraph-rsid="002d2923"/>
    </style:style>
    <style:style style:name="P44" style:family="paragraph" style:parent-style-name="Standard" style:list-style-name="L2">
      <style:text-properties officeooo:rsid="00353fa4" officeooo:paragraph-rsid="00353fa4"/>
    </style:style>
    <style:style style:name="P45" style:family="paragraph" style:parent-style-name="Heading_20_2">
      <style:text-properties style:font-name="Arial2" officeooo:rsid="00157a86"/>
    </style:style>
    <style:style style:name="P46" style:family="paragraph" style:parent-style-name="Heading_20_1">
      <style:text-properties officeooo:paragraph-rsid="00353fa4"/>
    </style:style>
    <style:style style:name="P47" style:family="paragraph" style:parent-style-name="Heading_20_1">
      <style:text-properties fo:font-weight="bold" style:font-weight-asian="bold" style:font-weight-complex="bold"/>
    </style:style>
    <style:style style:name="P48" style:family="paragraph" style:parent-style-name="Heading_20_1">
      <style:text-properties officeooo:paragraph-rsid="00203183"/>
    </style:style>
    <style:style style:name="P49" style:family="paragraph" style:parent-style-name="Heading_20_1">
      <style:text-properties officeooo:paragraph-rsid="00430031"/>
    </style:style>
    <style:style style:name="P50" style:family="paragraph" style:parent-style-name="Heading_20_1" style:list-style-name=""/>
    <style:style style:name="P51" style:family="paragraph" style:parent-style-name="Heading_20_1">
      <style:paragraph-properties fo:break-before="page"/>
    </style:style>
    <style:style style:name="T1" style:family="text">
      <style:text-properties officeooo:rsid="00157a86"/>
    </style:style>
    <style:style style:name="T2" style:family="text">
      <style:text-properties fo:font-weight="bold" style:font-weight-asian="bold" style:font-weight-complex="bold"/>
    </style:style>
    <style:style style:name="T3" style:family="text">
      <style:text-properties fo:font-weight="bold" officeooo:rsid="0028cb95" style:font-weight-asian="bold" style:font-weight-complex="bold"/>
    </style:style>
    <style:style style:name="T4" style:family="text">
      <style:text-properties fo:font-weight="bold" officeooo:rsid="002b4301" style:font-weight-asian="bold" style:font-weight-complex="bold"/>
    </style:style>
    <style:style style:name="T5" style:family="text">
      <style:text-properties fo:font-weight="bold" officeooo:rsid="001be0e3" style:font-weight-asian="bold" style:font-weight-complex="bold"/>
    </style:style>
    <style:style style:name="T6" style:family="text">
      <style:text-properties fo:font-weight="bold" officeooo:rsid="00430031"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1be0e3" style:font-style-asian="italic" style:font-style-complex="italic"/>
    </style:style>
    <style:style style:name="T9" style:family="text">
      <style:text-properties fo:font-style="italic" officeooo:rsid="00249045" style:font-style-asian="italic" style:font-style-complex="italic"/>
    </style:style>
    <style:style style:name="T10" style:family="text">
      <style:text-properties fo:font-style="italic" officeooo:rsid="00254dee" style:font-style-asian="italic" style:font-style-complex="italic"/>
    </style:style>
    <style:style style:name="T11" style:family="text">
      <style:text-properties fo:font-style="italic" officeooo:rsid="0028cb95" style:font-style-asian="italic" style:font-style-complex="italic"/>
    </style:style>
    <style:style style:name="T12" style:family="text">
      <style:text-properties fo:font-style="italic" officeooo:rsid="002fb03e" style:font-style-asian="italic" style:font-style-complex="italic"/>
    </style:style>
    <style:style style:name="T13" style:family="text">
      <style:text-properties fo:font-style="italic" officeooo:rsid="0022ea8d" style:font-style-asian="italic" style:font-style-complex="italic"/>
    </style:style>
    <style:style style:name="T14" style:family="text">
      <style:text-properties fo:font-style="italic" officeooo:rsid="002b4301"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6cdae" style:font-style-asian="italic" style:font-weight-asian="bold" style:font-style-complex="italic" style:font-weight-complex="bold"/>
    </style:style>
    <style:style style:name="T17" style:family="text">
      <style:text-properties style:font-name="Arial2" fo:font-style="italic" officeooo:rsid="00157a86" style:font-style-asian="italic" style:font-style-complex="italic"/>
    </style:style>
    <style:style style:name="T18" style:family="text">
      <style:text-properties fo:font-weight="normal" style:font-weight-asian="normal" style:font-weight-complex="normal"/>
    </style:style>
    <style:style style:name="T19" style:family="text">
      <style:text-properties fo:font-weight="normal" officeooo:rsid="0016cdae" style:font-weight-asian="normal" style:font-weight-complex="normal"/>
    </style:style>
    <style:style style:name="T20" style:family="text">
      <style:text-properties fo:font-weight="normal" officeooo:rsid="00274bd9" style:font-weight-asian="normal" style:font-weight-complex="normal"/>
    </style:style>
    <style:style style:name="T21" style:family="text">
      <style:text-properties fo:font-weight="normal" officeooo:rsid="003e8b60" style:font-weight-asian="normal" style:font-weight-complex="normal"/>
    </style:style>
    <style:style style:name="T22" style:family="text">
      <style:text-properties officeooo:rsid="001be0e3"/>
    </style:style>
    <style:style style:name="T23" style:family="text">
      <style:text-properties style:font-name="Arial" fo:font-size="10pt" fo:font-style="normal" fo:font-weight="normal" style:font-size-asian="10pt" style:font-style-asian="normal" style:font-weight-asian="normal"/>
    </style:style>
    <style:style style:name="T24" style:family="text">
      <style:text-properties style:font-name="Arial" fo:font-size="10pt" fo:font-style="normal" fo:font-weight="normal" officeooo:rsid="00203183" style:font-size-asian="10pt" style:font-style-asian="normal" style:font-weight-asian="normal"/>
    </style:style>
    <style:style style:name="T25" style:family="text">
      <style:text-properties officeooo:rsid="00203183"/>
    </style:style>
    <style:style style:name="T26" style:family="text">
      <style:text-properties officeooo:rsid="00205805"/>
    </style:style>
    <style:style style:name="T27" style:family="text">
      <style:text-properties officeooo:rsid="00218d1f"/>
    </style:style>
    <style:style style:name="T28" style:family="text">
      <style:text-properties officeooo:rsid="00249045"/>
    </style:style>
    <style:style style:name="T29" style:family="text">
      <style:text-properties fo:font-style="normal" style:font-style-asian="normal" style:font-style-complex="normal"/>
    </style:style>
    <style:style style:name="T30" style:family="text">
      <style:text-properties fo:font-style="normal" officeooo:rsid="002bfd93" style:font-style-asian="normal" style:font-style-complex="normal"/>
    </style:style>
    <style:style style:name="T31" style:family="text">
      <style:text-properties officeooo:rsid="00274bd9"/>
    </style:style>
    <style:style style:name="T32" style:family="text">
      <style:text-properties officeooo:rsid="0028cb95"/>
    </style:style>
    <style:style style:name="T33" style:family="text">
      <style:text-properties officeooo:rsid="002bfd93"/>
    </style:style>
    <style:style style:name="T34" style:family="text">
      <style:text-properties officeooo:rsid="002d2923"/>
    </style:style>
    <style:style style:name="T35" style:family="text">
      <style:text-properties officeooo:rsid="00303e07"/>
    </style:style>
    <style:style style:name="T36" style:family="text">
      <style:text-properties officeooo:rsid="00349096"/>
    </style:style>
    <style:style style:name="T37" style:family="text">
      <style:text-properties officeooo:rsid="002ab548"/>
    </style:style>
    <style:style style:name="T38" style:family="text">
      <style:text-properties style:font-name="Sawasdee" fo:font-style="italic" fo:font-weight="bold" style:font-style-asian="italic" style:font-weight-asian="bold" style:font-style-complex="italic" style:font-weight-complex="bold"/>
    </style:style>
    <style:style style:name="T39" style:family="text">
      <style:text-properties style:font-name="Sawasdee" fo:font-style="italic" fo:font-weight="bold" officeooo:rsid="0022ea8d" style:font-style-asian="italic" style:font-weight-asian="bold" style:font-style-complex="italic" style:font-weight-complex="bold"/>
    </style:style>
    <style:style style:name="T40" style:family="text">
      <style:text-properties officeooo:rsid="0018bc0d"/>
    </style:style>
    <style:style style:name="T41" style:family="text">
      <style:text-properties officeooo:rsid="003ec94f"/>
    </style:style>
    <style:style style:name="T42" style:family="text">
      <style:text-properties officeooo:rsid="003fc7ac"/>
    </style:style>
    <style:style style:name="T43" style:family="text">
      <style:text-properties officeooo:rsid="00418945"/>
    </style:style>
    <style:style style:name="T44" style:family="text">
      <style:text-properties officeooo:rsid="0043ac5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ibaut Jombart, PhD</text:p>
      <text:p text:style-name="P7"/>
      <table:table table:name="Table1" table:style-name="Table1">
        <table:table-column table:style-name="Table1.A"/>
        <table:table-column table:style-name="Table1.B"/>
        <table:table-row>
          <table:table-cell office:value-type="string">
            <text:p text:style-name="P10">Born 04/02/82 in Tours (37), France </text:p>
            <text:p text:style-name="P10">French nationality </text:p>
            <text:p text:style-name="P10">thibautjombart@gmail.com </text:p>
            <text:p text:style-name="P10">http://sites.google.com/site/thibautjombart </text:p>
            <text:p text:style-name="Standard"/>
          </table:table-cell>
          <table:table-cell office:value-type="string">
            <text:p text:style-name="P11">MRC Centre for Outbreak Analysis and Modelling </text:p>
            <text:p text:style-name="P11">Department of Infectious Disease Epidemiology </text:p>
            <text:p text:style-name="P11">Imperial College - School of Public Health </text:p>
            <text:p text:style-name="P9"><text:span text:style-name="T23">St Mary</text:span><text:span text:style-name="T24">'s</text:span><text:span text:style-name="T23"> Campus, Norfolk Place </text:span></text:p>
            <text:p text:style-name="P11">London W2 1PG, United Kingdom</text:p>
            <text:p text:style-name="P11">☎: 0044 (0)20 7594 3658</text:p>
          </table:table-cell>
        </table:table-row>
      </table:table>
      <text:h text:style-name="Heading_20_1" text:outline-level="1"><text:span text:style-name="T38">/// </text:span><text:span text:style-name="T39">Positions</text:span> </text:h>
      <text:list xml:id="list4291689949" text:style-name="L1">
        <text:list-item>
          <text:p text:style-name="P13"><text:span text:style-name="T4">Since </text:span><text:span text:style-name="T2">October 2014</text:span>: Lecturer in Genetic Analysis, Imperial College London, UK</text:p>
        </text:list-item>
        <text:list-item>
          <text:p text:style-name="P13"><text:span text:style-name="T2">April 2014 - September 2014</text:span>: Research Fellow, Imperial College London, UK</text:p>
        </text:list-item>
        <text:list-item>
          <text:p text:style-name="P13"><text:span text:style-name="T2">2009 - April 2014</text:span>: Post-doctoral Research Associate, Imperial College London, UK</text:p>
        </text:list-item>
      </text:list>
      <text:h text:style-name="Heading_20_1" text:outline-level="1"><text:span text:style-name="T13">/// </text:span><text:span text:style-name="T14">Other appointments / awards</text:span></text:h>
      <text:list xml:id="list213302859" text:style-name="L2">
        <text:list-item>
          <text:p text:style-name="P43">Head of the R Epidemics Consortium (RECON: www.repidemicsconsortium.org)</text:p>
        </text:list-item>
        <text:list-item>
          <text:p text:style-name="P42">WHO consultant – outbreak response</text:p>
        </text:list-item>
        <text:list-item>
          <text:p text:style-name="P41"><text:span text:style-name="T34">Member of </text:span>GOARN advisory panel <text:span text:style-name="T34">for analysis tools development</text:span></text:p>
        </text:list-item>
        <text:list-item>
          <text:p text:style-name="P41">Co-investigator: NERC grant (NE/P001165/1) “<text:span text:style-name="T7">The evolutionary dynamics of multiazole resistance in pathogenic Aspergillus fungi</text:span>” 2016-2019</text:p>
        </text:list-item>
        <text:list-item>
          <text:p text:style-name="P44">HPRU project lead: “<text:span text:style-name="T7">Using genomes sequences to impute the origins of food-borne outbreaks</text:span>”</text:p>
        </text:list-item>
        <text:list-item>
          <text:p text:style-name="P44">HPRU project lead: “<text:span text:style-name="T7">Integrating statistical tools for outbreak response into public health systems and training programmes</text:span>”</text:p>
        </text:list-item>
      </text:list>
      <text:h text:style-name="Heading_20_1" text:outline-level="1"><text:span text:style-name="T15">/// Education</text:span> </text:h>
      <text:list xml:id="list2740319123" text:style-name="L3">
        <text:list-item>
          <text:p text:style-name="P14"><text:span text:style-name="T2">2005-2008</text:span>: PhD, Biostatistics, U<text:span text:style-name="T22">niversity</text:span> Lyon 1 <text:span text:style-name="T22">(France)</text:span>. <text:span text:style-name="T7">Multivariate analysis of genetic markers</text:span>. Supervisors: Dr A-B Dufour, Pr D Pontier, Pr D Chessel</text:p>
        </text:list-item>
        <text:list-item>
          <text:p text:style-name="P14"><text:span text:style-name="T2">2004-2005</text:span>: M<text:span text:style-name="T25">Res</text:span> <text:span text:style-name="T25">in </text:span>Ecology, Evolution, Biometry, U<text:span text:style-name="T22">niversity </text:span>Lyon <text:span text:style-name="T22">1 (</text:span>France<text:span text:style-name="T25">)</text:span> / U<text:span text:style-name="T22">niversity of Montreal (Canada)</text:span>. <text:span text:style-name="T7">Coinertia analysis under spatial constraint</text:span><text:span text:style-name="T8">s</text:span>. Supervisors: Pr D Chessel, Pr D Boisclair, Pr P Legendre, Dr D Borcard</text:p>
        </text:list-item>
        <text:list-item>
          <text:p text:style-name="P14"><text:span text:style-name="T2">2003-2004</text:span>: <text:span text:style-name="T25">MSc</text:span> <text:span text:style-name="T25">in </text:span>Population Biology &amp; Ecosystems. Univ<text:span text:style-name="T22">ersity of</text:span> Tours <text:span text:style-name="T25">(</text:span>France<text:span text:style-name="T25">)</text:span></text:p>
        </text:list-item>
        <text:list-item>
          <text:p text:style-name="P15"><text:span text:style-name="T2">2000-2003</text:span>: BSc <text:span text:style-name="T25">in</text:span> Biology, Univ<text:span text:style-name="T25">ersity of</text:span> Tours <text:span text:style-name="T25">(</text:span>France<text:span text:style-name="T25">)</text:span> / U<text:span text:style-name="T22">niversity of Montreal (Canada)</text:span></text:p>
        </text:list-item>
      </text:list>
      <text:h text:style-name="P46" text:outline-level="1"><text:span text:style-name="T2">/// Teaching</text:span> <text:span text:style-name="T17"><text:s/></text:span></text:h>
      <text:list xml:id="list135011066552597" text:continue-numbering="true" text:style-name="L3">
        <text:list-item>
          <text:p text:style-name="P28">Short course on outbreak response (5 days)</text:p>
        </text:list-item>
        <text:list-item>
          <text:p text:style-name="P16"><text:span text:style-name="T36">Programming </text:span>using R. MRes Epidemiology, Imperial College London. </text:p>
        </text:list-item>
        <text:list-item>
          <text:p text:style-name="P29"><text:span text:style-name="T43">Reproducible Data Science for Population Genetics</text:span>. One-week course with PR Statistics.</text:p>
        </text:list-item>
        <text:list-item>
          <text:p text:style-name="P31">Simulation of an Ebola oubtreak response. 1.5 days during short course in Infectious Disease Modelling, Imperial College London.</text:p>
        </text:list-item>
      </text:list>
      <text:h text:style-name="P50" text:outline-level="1"><text:span text:style-name="T16"/></text:h>
      <text:h text:style-name="P51" text:outline-level="1"><text:span text:style-name="T16">/// Selected</text:span><text:span text:style-name="T15"> publications</text:span><text:span text:style-name="T18"> </text:span></text:h>
      <text:p text:style-name="P3"><text:span text:style-name="T18">(</text:span><text:span text:style-name="T19">Total number of publications: </text:span><text:span text:style-name="T20">6</text:span><text:span text:style-name="T21">4</text:span><text:span text:style-name="T19">; </text:span><text:span text:style-name="T18">Citations: </text:span><text:span text:style-name="T21">6</text:span><text:span text:style-name="T20">,</text:span><text:span text:style-name="T21">097</text:span><text:span text:style-name="T18">; H-index: 2</text:span><text:span text:style-name="T21">6</text:span><text:span text:style-name="T18">)</text:span><text:span text:style-name="T2"><text:note text:id="ftn1" text:note-class="footnote"><text:note-citation text:label="‡">‡</text:note-citation><text:note-body><text:p text:style-name="P12"><text:span text:style-name="T27"><text:s text:c="2"/>s</text:span>ource: web of <text:span text:style-name="T42">science</text:span>, <text:span text:style-name="T41">22</text:span>-<text:span text:style-name="T41">12</text:span>-201<text:span text:style-name="T31">7</text:span></text:p></text:note-body></text:note></text:span> </text:p>
      <text:list xml:id="list3010425795" text:style-name="L4">
        <text:list-item>
          <text:p text:style-name="P17"><text:span text:style-name="T3">Jombart T</text:span><text:span text:style-name="T32">, Kendall M, Almagro-Garcia J, and Colijn C. (2017) </text:span><text:span text:style-name="T11">treespace</text:span><text:span text:style-name="T32">: statistical exploration of landscapes of phylogenetic trees. Molecular Ecology Resources</text:span></text:p>
        </text:list-item>
        <text:list-item>
          <text:p text:style-name="P18">Karkey A*, <text:span text:style-name="T2">Jombart T</text:span>*, Walker AW, Thompson CN, Torres A, Dongol S, et al (2016) The Ecological Dynamics of Fecal Contamination and <text:span text:style-name="T7">Salmonella Typhi </text:span>and Salmonella Paratyphi A in Municipal Kathmandu Drinking Water. PLoS Negl<text:span text:style-name="T22">ected</text:span> Trop<text:span text:style-name="T22">ical</text:span> Dis<text:span text:style-name="T22">eases</text:span> 10(1): e0004346</text:p>
        </text:list-item>
        <text:list-item>
          <text:p text:style-name="P18">Mita T and <text:span text:style-name="T2">Jombart T </text:span>(2015) Patterns and dynamics of genetic diversity in <text:span text:style-name="T7">Plasmodium falciparum</text:span>: What past human migrations tell us about malaria. Parasitology international 64, 238-243</text:p>
        </text:list-item>
        <text:list-item>
          <text:p text:style-name="P18">WHO Ebola Response Team (2015) West African Ebola Epidemic after One Year — Slowing but Not Yet under Control. The New England journal of medicine. 372, 584-587. </text:p>
        </text:list-item>
        <text:list-item>
          <text:p text:style-name="P18">WHO Ebola Response Team (2014) Ebola Virus Disease in West Africa — The First 9 Months of the Epidemic and Forward Projections. The New England journal of medicine 371, 1481–1495. </text:p>
        </text:list-item>
        <text:list-item>
          <text:p text:style-name="P19"><text:span text:style-name="T2">Jombart T</text:span>, Cori A, Didelot X, Cauchemez S, Fraser C, Ferguson N, (2014). Bayesian reconstruction of disease outbreaks by combining epidemiologic and genomic data. PLoS Computational Biology <text:span text:style-name="T22">10(1): e1003457</text:span></text:p>
        </text:list-item>
        <text:list-item>
          <text:p text:style-name="P18">Cuy Y* , Yan Y*, Li D*, Li Y*, <text:span text:style-name="T2">Jombart T</text:span>* et al. (2013) Historical variations in mutation rate in an epidemic pathogen, <text:span text:style-name="T7">Yersinia pestis</text:span>. PNAS, 110: 577–582. </text:p>
        </text:list-item>
      </text:list>
      <text:p text:style-name="P5"/>
      <text:h text:style-name="P47" text:outline-level="1">/// Conference talks and invited seminars <text:span text:style-name="T40">(since 2013)</text:span></text:h>
      <text:list xml:id="list1228430580" text:style-name="L5">
        <text:list-item>
          <text:p text:style-name="P20">Jombart T. <text:span text:style-name="T35">RECON: building the next generation of tools for outbreak response using R. 2017. Epidemics6 Barcelona, Spain.</text:span></text:p>
        </text:list-item>
        <text:list-item>
          <text:p text:style-name="P20">Jombart T. <text:span text:style-name="T35">RECON: building the next generation of tools for outbreak response using R (invited seminar) 2017. Institut Pasteur Paris, France.</text:span></text:p>
        </text:list-item>
        <text:list-item>
          <text:p text:style-name="P20">Jombart T. <text:span text:style-name="T35">RECON: building the next generation of tools for outbreak response using R (plenary talk) 2016. Stockholm, Sweden.</text:span></text:p>
        </text:list-item>
        <text:list-item>
          <text:p text:style-name="P21">Jombart T. On the emergence of R as a platform for outbreak response. 2016. User2016! conference, Stanford. </text:p>
        </text:list-item>
        <text:list-item>
          <text:p text:style-name="P21">Jombart T. Disease outbreak reconstruction using R. Invited short course, 2015, Epidemics 5, Florida, USA. </text:p>
        </text:list-item>
        <text:list-item>
          <text:p text:style-name="P21">Jombart T. Towards an open-source, unified platform for disease outbreak analysis. NESCent invited seminar, 2015, Durham (NC), USA. </text:p>
        </text:list-item>
        <text:list-item>
          <text:p text:style-name="P21">Jombart T. outbreakeR: disease outbreak reconstruction using genetic data. Invited talk, 2013, Epidemics4, Amsterdam, The Netherlands. </text:p>
        </text:list-item>
        <text:list-item>
          <text:p text:style-name="P21">Jombart T. Towards an open-source, unified platform for disease outbreak analysis. Invited talk, 2013, Symposium: Combining genetic and epidemiological data to unravel infectious disease dynamics, Utrecht, The Netherlands. </text:p>
        </text:list-item>
        <text:list-item>
          <text:p text:style-name="P21">Jombart T. outbreakeR: disease outbreak reconstruction using genetic data. Invited talk, 2013, Pre-ESCAIDE workshop on Molecular Outbreak Epidemiology, Stockholm, Sweden. </text:p>
        </text:list-item>
        <text:list-item>
          <text:p text:style-name="P21"><text:soft-page-break/>Jombart T. outbreakeR: disease outbreak reconstruction using genetic data. Invited talk, 2013, RAPID-NGS for Public Health Microbiology, Münster, Germany. </text:p>
        </text:list-item>
        <text:list-item>
          <text:p text:style-name="P21">Jombart T. Discriminant Analysis of Principal Components as a tool for pathogen GWAS. Invited talk, 2013, Permafrost workshop, Bormio, Italy. </text:p>
        </text:list-item>
        <text:list-item>
          <text:p text:style-name="P21">Jombart T. Reconstructing disease outbreaks from pathogen genome sequences: a Bayesian approach. Invited talk, 2013, Permafrost workshop, Bormio, Italy. </text:p>
        </text:list-item>
        <text:list-item>
          <text:p text:style-name="P21">Jombart T. Reconstructing disease outbreaks from pathogen genome sequences: a Bayesian approach. Invited talk, 2013, RAPIDD-EPI workshop, Gainesville, Forida, USA. </text:p>
        </text:list-item>
        <text:list-item>
          <text:p text:style-name="P21">Jombart T. Reconstructing disease outbreaks from pathogen genome sequences: a </text:p>
        </text:list-item>
      </text:list>
      <text:p text:style-name="P5"/>
      <text:h text:style-name="Heading_20_1" text:outline-level="1"><text:span text:style-name="T2">/// Workshops </text:span><text:span text:style-name="T5">(since 2013)</text:span> </text:h>
      <text:list xml:id="list469449342" text:style-name="L6">
        <text:list-item>
          <text:p text:style-name="P39">[organiser] Short course on Epidemic Analysis, Modelling and Response, Bogotà, Colombia, December 2017.</text:p>
        </text:list-item>
        <text:list-item>
          <text:p text:style-name="P39">[organiser] Epidemics 6 workshop on Outbreak Response Analytics, Barcelona, Spain, December 2017.</text:p>
        </text:list-item>
        <text:list-item>
          <text:p text:style-name="P39">[organiser] RECON hackfest 2, London, September 2017.</text:p>
        </text:list-item>
        <text:list-item>
          <text:p text:style-name="P39">[lead teacher] PR Statistics course ‘Reproducible Data Science for Population Genetics’, UK, October 2017. </text:p>
        </text:list-item>
        <text:list-item>
          <text:p text:style-name="P39">[organiser] RECON hackfest 1, London, March 2017. </text:p>
        </text:list-item>
        <text:list-item>
          <text:p text:style-name="P22">[organiser] <text:span text:style-name="T7">Hackout 3</text:span>: Statistical Tools for Emergency Outbreak Response, Berkeley (CA), USA, June 2016. </text:p>
        </text:list-item>
        <text:list-item>
          <text:p text:style-name="P22">Microbial source attribution using genomic data, London, UK, May 2016. </text:p>
        </text:list-item>
        <text:list-item>
          <text:p text:style-name="P22">Permafrost workshop, Bormio, Italy, January 2016. </text:p>
        </text:list-item>
        <text:list-item>
          <text:p text:style-name="P22">[teacher] Genetic data analysis using R, Glasgow, UK, August 2015. </text:p>
        </text:list-item>
        <text:list-item>
          <text:p text:style-name="P22">[teacher] Genetic data analysis using R, Barcelona, Spain, October 2015. </text:p>
        </text:list-item>
        <text:list-item>
          <text:p text:style-name="P22">[co-organiser] Population genetics in R hackathon, Durham (NC), USA, March 2015. </text:p>
        </text:list-item>
        <text:list-item>
          <text:p text:style-name="P22">[organiser] <text:span text:style-name="T7">Hackout 2</text:span>: Graphical Resources for Infectious Disease Epidemiology in R, London, UK, February 2015. </text:p>
        </text:list-item>
        <text:list-item>
          <text:p text:style-name="P22">Permafrost workshop, Bormio, Italy, January 2015. </text:p>
        </text:list-item>
        <text:list-item>
          <text:p text:style-name="P22">[teacher] Genetic data analysis using R, Leuven, Belgium, October 2014. </text:p>
        </text:list-item>
        <text:list-item>
          <text:p text:style-name="P22">Permafrost workshop, Bormio, Italy, February 2014. </text:p>
        </text:list-item>
        <text:list-item>
          <text:p text:style-name="P22">[teacher] Pre-ESCAIDE workshop on Molecular Outbreak Epidemiology, Stockholm, Sweden, November 2013. </text:p>
        </text:list-item>
        <text:list-item>
          <text:p text:style-name="P22">[teacher] Genepi workshop, London, UK, April 2013. </text:p>
        </text:list-item>
        <text:list-item>
          <text:p text:style-name="P22">RAPID-NGS for Public Health microbiology workshop, Münster, Germany, March 2013. </text:p>
        </text:list-item>
        <text:list-item>
          <text:p text:style-name="P22">Permafrost workshop, Bormio, Italy, February 2013. </text:p>
        </text:list-item>
        <text:list-item>
          <text:p text:style-name="P22">RAPIDD-EPI workshop, Gainesville (Forida), USA, January 2013. </text:p>
        </text:list-item>
        <text:list-item>
          <text:p text:style-name="P22">[organiser] <text:span text:style-name="T7">Hackout</text:span>: a hackathon for the analysis of disease outbreaks in R, London, UK, January 2013. </text:p>
        </text:list-item>
      </text:list>
      <text:p text:style-name="P5"/>
      <text:h text:style-name="P50" text:outline-level="1"><text:span text:style-name="T2"/></text:h>
      <text:h text:style-name="P51" text:outline-level="1"><text:span text:style-name="T2">/// Supervision</text:span> </text:h>
      <text:list xml:id="list2520524392" text:style-name="L7">
        <text:list-item>
          <text:p text:style-name="P32">Dr Armish Baidjoe, <text:span text:style-name="T37">postdoctoral research associate, Imperial College London, since </text:span>September <text:span text:style-name="T37">2017.</text:span> </text:p>
        </text:list-item>
        <text:list-item>
          <text:p text:style-name="P33">M<text:span text:style-name="T43">s</text:span> <text:span text:style-name="T43">Amy Dighe</text:span>, <text:span text:style-name="T28">PhD in Infectious Disease Modelling, Imperial College London, since September 2017</text:span>.</text:p>
        </text:list-item>
        <text:list-item>
          <text:p text:style-name="P36">Dr Martin Hinsch, postdoctoral research associate, Imperial College London, since March 2017.</text:p>
        </text:list-item>
        <text:list-item>
          <text:p text:style-name="P34">Mr Finlay Campbell, <text:span text:style-name="T28">PhD in Infectious Disease Modelling, Imperial College London, since September 2016</text:span>.</text:p>
        </text:list-item>
        <text:list-item>
          <text:p text:style-name="P30">Mr Anil Keshwani, MSc in Epidemiology, Imperial College London, 2017.</text:p>
        </text:list-item>
        <text:list-item>
          <text:p text:style-name="P35">Mr Tim McMackin, Master in Public Health<text:span text:style-name="T1">, Imperial College London, </text:span>2015-2016.</text:p>
        </text:list-item>
        <text:list-item>
          <text:p text:style-name="P35">Mr Finlay Campbell, Master in Research<text:span text:style-name="T1">, Imperial College London, </text:span>2015-2016.</text:p>
        </text:list-item>
        <text:list-item>
          <text:p text:style-name="P35">Ms Lucy Tran, MSc in Epidemiology<text:span text:style-name="T1">, Imperial College London, </text:span>2015-2016.</text:p>
        </text:list-item>
        <text:list-item>
          <text:p text:style-name="P23">Ms Camilla Strang, M<text:span text:style-name="T26">Sc </text:span>in Epidemiology, Imperial College London, 2015. </text:p>
        </text:list-item>
        <text:list-item>
          <text:p text:style-name="P23">Mr Joel Hellewell, Master in Research, Imperial College London, 2014-2015 (starting PhD in September 2015). </text:p>
        </text:list-item>
        <text:list-item>
          <text:p text:style-name="P23">Mr Yee Loong Low, MSc in Epidemiology, Imperial College London, 2014. </text:p>
        </text:list-item>
        <text:list-item>
          <text:p text:style-name="P23">Ms Yemisi Khalidson, Master in Public Health, Imperial College London, 2014. </text:p>
        </text:list-item>
        <text:list-item>
          <text:p text:style-name="P23">Ms Caitlin Collins, Research Assistant, Imperial College London, September 2013 - October 2014. </text:p>
        </text:list-item>
        <text:list-item>
          <text:p text:style-name="P23">Ms Caitlin Collins, Master in Public Health, Imperial College London, 2013. </text:p>
        </text:list-item>
        <text:list-item>
          <text:p text:style-name="P23">Ms Veronika Valovicova, MSc in Epidemiology, Imperial College London, 2013. </text:p>
        </text:list-item>
      </text:list>
      <text:h text:style-name="P48" text:outline-level="1"><text:span text:style-name="T2">/// Reviewing activities</text:span> </text:h>
      <text:h text:style-name="Heading_20_2" text:outline-level="2"><text:span text:style-name="T7">Reviewer for</text:span> </text:h>
      <text:p text:style-name="P6">Acta Oecologica, Annals of Applied Statistics, Bioinformatics, BMC Bioinformatics, Genetic Epidemiology, Journal of Heredity, Landscape Ecology, Marine Biology, Methods in Ecology and Evolution, Molecular Ecology, Molecular Ecology Resources, Molecular Phylogenetics and Evolution, PLoS Computational Biology, PLoS Pathogens, Proceedings of the Royal Society B, Statistical Applications in Genetics and Molecular Biology, Springer, United States - Israel Binational Science Foundation </text:p>
      <text:p text:style-name="P4"><text:span text:style-name="T7">Associate</text:span> </text:p>
      <text:h text:style-name="Heading_20_2" text:outline-level="2"><text:span text:style-name="T7">Editor </text:span><text:span text:style-name="T8">for</text:span></text:h>
      <text:p text:style-name="P2"><text:span text:style-name="T7">Colombian Journal of Statistics (Special Issue)</text:span> </text:p>
      <text:p text:style-name="P2"/>
      <text:h text:style-name="Heading_20_1" text:outline-level="1"><text:span text:style-name="T2">/// Software (R packages)</text:span> </text:h>
      <text:list xml:id="list3159238469" text:style-name="L8">
        <text:list-item>
          <text:p text:style-name="P24"><text:span text:style-name="T7">adegenet</text:span>: multivariate analysis for population genetics</text:p>
        </text:list-item>
        <text:list-item>
          <text:p text:style-name="P24"><text:span text:style-name="T7">adephylo</text:span>: exploratory approaches for the phylogenetic comparative method</text:p>
        </text:list-item>
        <text:list-item>
          <text:p text:style-name="P24"><text:span text:style-name="T7">apex</text:span>: multi-gene phylogenetic analysis</text:p>
        </text:list-item>
        <text:list-item>
          <text:p text:style-name="P24"><text:span text:style-name="T7">bmmix</text:span>: Bayesian multinomial mixture model</text:p>
        </text:list-item>
        <text:list-item>
          <text:p text:style-name="P24"><text:span text:style-name="T7">dibbler</text:span>: analysis of foodborne outbreaks</text:p>
        </text:list-item>
        <text:list-item>
          <text:p text:style-name="P37"><text:span text:style-name="T7">earlyR</text:span>:<text:span text:style-name="T1"> early estimation of reproduction number</text:span></text:p>
        </text:list-item>
        <text:list-item>
          <text:p text:style-name="P38"><text:span text:style-name="T7">epicontacts</text:span>: visualisation and analysis of epidemiological contacts</text:p>
        </text:list-item>
        <text:list-item>
          <text:p text:style-name="P38"><text:soft-page-break/><text:span text:style-name="T7">epicontacts.ui</text:span>: a web-based graphical user interface for epicontacts</text:p>
        </text:list-item>
        <text:list-item>
          <text:p text:style-name="P37"><text:span text:style-name="T7">epitrix</text:span><text:span text:style-name="T29">: </text:span><text:span text:style-name="T30">a collection of practical tools for epidemiologists</text:span></text:p>
        </text:list-item>
        <text:list-item>
          <text:p text:style-name="P24"><text:span text:style-name="T7">geoGraph</text:span>: graph algorithms for spatial processes</text:p>
        </text:list-item>
        <text:list-item>
          <text:p text:style-name="P25"><text:span text:style-name="T7">incidence</text:span>: computation and visualization of incidence from outbreak data</text:p>
        </text:list-item>
        <text:list-item>
          <text:p text:style-name="P38"><text:span text:style-name="T7">incidence.ui</text:span>: a web-based graphical user interface for incidence</text:p>
        </text:list-item>
        <text:list-item>
          <text:p text:style-name="P26"><text:span text:style-name="T7">outbreake</text:span><text:span text:style-name="T10">r</text:span>: disease outbreak reconstruction using genomic data</text:p>
        </text:list-item>
        <text:list-item>
          <text:p text:style-name="P24"><text:span text:style-name="T7">outbreaker2</text:span>: disease outbreak reconstruction by integrating genomic and epidemiological data</text:p>
        </text:list-item>
        <text:list-item>
          <text:p text:style-name="P24"><text:span text:style-name="T7">OutbreakTools</text:span>: base package for the handling, visualization and analysis of outbreak data</text:p>
        </text:list-item>
        <text:list-item>
          <text:p text:style-name="P37"><text:span text:style-name="T12">p</text:span><text:span text:style-name="T7">rojections</text:span>: <text:span text:style-name="T33">projecting future incidence using a Poisson model</text:span></text:p>
        </text:list-item>
        <text:list-item>
          <text:p text:style-name="P24"><text:span text:style-name="T7">trees</text:span><text:span text:style-name="T9">pace</text:span>: statistical exploration of landscapes of phylogenetic trees</text:p>
        </text:list-item>
        <text:list-item>
          <text:p text:style-name="P27"><text:span text:style-name="T7">vimes</text:span>: visualization and monitoring of epidemics<text:line-break/><text:line-break/></text:p>
        </text:list-item>
      </text:list>
      <text:h text:style-name="P49" text:outline-level="1"><text:span text:style-name="T2">/// </text:span><text:span text:style-name="T6">Miscellaneous</text:span></text:h>
      <text:list xml:id="list135012155070820" text:continue-numbering="true" text:style-name="L8">
        <text:list-item>
          <text:p text:style-name="P40">Personnal field security training (Clarity’s HEAT training, 2017)</text:p>
        </text:list-item>
        <text:list-item>
          <text:p text:style-name="P40">UN Basic and Advanced Field Security Trainings (certified in 2017)</text:p>
        </text:list-item>
        <text:list-item>
          <text:p text:style-name="P40">Field first aid training (certified in 2016)</text:p>
        </text:list-item>
        <text:list-item>
          <text:p text:style-name="P40">20+ years of martial arts practice (Muay Thai, MMA, Yoseikan Budo, Karate, Aikido, Judo)</text:p>
        </text:list-item>
        <text:list-item>
          <text:p text:style-name="P40">Hobbies: music (vocalist for ‘The Brood’ since 201<text:span text:style-name="T44">4</text:span>), cooking, computer security <text:s/></text:p>
        </text:list-item>
      </text:list>
      <text:h text:style-name="P4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336699" style:font-name="Sawasdee" fo:font-family="Sawasdee" style:font-pitch="variable" fo:font-size="14pt" fo:font-style="italic"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336699" style:font-name="Arial1" fo:font-family="Arial" style:font-style-name="Italic" style:font-family-generic="swiss" fo:font-size="12pt" fo:font-style="italic" fo:font-weight="normal" style:font-size-asian="115%" style:font-weight-asian="bold" style:font-size-complex="115%"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Page_20_Number" style:display-name="Page Numb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Page_20_Number"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t Jombart</meta:initial-creator>
    <meta:creation-date>2016-07-04T13:07:35.626171498</meta:creation-date>
    <dc:date>2018-01-31T13:50:10.484336599</dc:date>
    <meta:editing-duration>PT6H39M3S</meta:editing-duration>
    <meta:editing-cycles>40</meta:editing-cycles>
    <meta:generator>LibreOffice/5.4.2.2$Linux_X86_64 LibreOffice_project/40m0$Build-2</meta:generator>
    <dc:creator>Thibaut Jombart</dc:creator>
    <meta:document-statistic meta:table-count="1" meta:image-count="0" meta:object-count="0" meta:page-count="5" meta:paragraph-count="127" meta:word-count="1510" meta:character-count="10569" meta:non-whitespace-character-count="9213"/>
  </office:meta>
</office:document-meta>
</file>